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LocaleCommand.setLocaleKey( String local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LocaleCommand.getLoca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LocaleCommand.execu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